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7.3097in" fo:margin-left="-0.3604in" fo:margin-top="0.05in" fo:margin-bottom="0in" table:align="left"/>
    </style:style>
    <style:style style:name="Table5.A" style:family="table-column">
      <style:table-column-properties style:column-width="3.1889in"/>
    </style:style>
    <style:style style:name="Table5.B" style:family="table-column">
      <style:table-column-properties style:column-width="2.184in"/>
    </style:style>
    <style:style style:name="Table5.C" style:family="table-column">
      <style:table-column-properties style:column-width="0.7583in"/>
    </style:style>
    <style:style style:name="Table5.D" style:family="table-column">
      <style:table-column-properties style:column-width="1.1785in"/>
    </style:style>
    <style:style style:name="Table5.1" style:family="table-row">
      <style:table-row-properties style:min-row-height="0.009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3097in" fo:margin-left="-0.3604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3201in"/>
    </style:style>
    <style:style style:name="Table2.B" style:family="table-column">
      <style:table-column-properties style:column-width="2.8688in"/>
    </style:style>
    <style:style style:name="Table2.C" style:family="table-column">
      <style:table-column-properties style:column-width="1.6264in"/>
    </style:style>
    <style:style style:name="Table2.D" style:family="table-column">
      <style:table-column-properties style:column-width="1.9375in"/>
    </style:style>
    <style:style style:name="Table2.E" style:family="table-column">
      <style:table-column-properties style:column-width="0.5569in"/>
    </style:style>
    <style:style style:name="Table2.1" style:family="table-row">
      <style:table-row-properties style:min-row-height="0.0097in"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padding="0.0382in" fo:border="0.05pt solid #000000"/>
    </style:style>
    <style:style style:name="Table2.2" style:family="table-row">
      <style:table-row-properties style:min-row-height="0.0097in" fo:keep-together="auto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097in" fo:keep-together="auto"/>
    </style:style>
    <style:style style:name="Table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0.0097in" fo:keep-together="auto"/>
    </style:style>
    <style:style style:name="Table2.A4" style:family="table-cell">
      <style:table-cell-properties style:vertical-align="bottom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" style:family="table-row">
      <style:table-row-properties style:min-row-height="0.0097in" fo:keep-together="auto"/>
    </style:style>
    <style:style style:name="Table2.A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" style:family="table-row">
      <style:table-row-properties style:min-row-height="0.0097in" fo:keep-together="auto"/>
    </style:style>
    <style:style style:name="Table2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" style:family="table-row">
      <style:table-row-properties style:min-row-height="0.0097in" fo:keep-together="auto"/>
    </style:style>
    <style:style style:name="Table2.A7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" style:family="table-row">
      <style:table-row-properties style:min-row-height="0.0097in" fo:keep-together="auto"/>
    </style:style>
    <style:style style:name="Table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0097in" fo:keep-together="auto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0097in" fo:keep-together="always"/>
    </style:style>
    <style:style style:name="Table2.A10" style:family="table-cell">
      <style:table-cell-properties fo:padding="0.0382in" fo:border="0.05pt solid #000000"/>
    </style:style>
    <style:style style:name="Table1" style:family="table">
      <style:table-properties style:width="7.3097in" fo:margin-left="-0.3604in" table:align="left"/>
    </style:style>
    <style:style style:name="Table1.A" style:family="table-column">
      <style:table-column-properties style:column-width="3.9382in"/>
    </style:style>
    <style:style style:name="Table1.B" style:family="table-column">
      <style:table-column-properties style:column-width="1.6854in"/>
    </style:style>
    <style:style style:name="Table1.C" style:family="table-column">
      <style:table-column-properties style:column-width="1.6861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paragraph-rsid="009ddb1d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text-properties style:font-name="arial" fo:font-size="9pt" officeooo:rsid="00948781" officeooo:paragraph-rsid="00948781" style:font-size-asian="9pt" style:font-name-complex="Verdana" style:font-size-complex="9pt"/>
    </style:style>
    <style:style style:name="P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officeooo:paragraph-rsid="00fb7af2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rial" fo:font-size="9pt" fo:font-weight="bold" officeooo:paragraph-rsid="00b44719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fo:font-weight="bold" officeooo:paragraph-rsid="01268f8e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9pt" fo:font-weight="bold" officeooo:rsid="011834c0" officeooo:paragraph-rsid="01268f8e" style:font-name-asian="Bitstream Vera Sans" style:font-size-asian="9pt" style:font-style-asian="normal" style:font-weight-asian="bold" style:font-name-complex="Arial" style:font-size-complex="9pt" style:font-style-complex="normal" style:font-weight-complex="bold"/>
    </style:style>
    <style:style style:name="P8" style:family="paragraph" style:parent-style-name="Table_20_Contents">
      <style:text-properties style:font-name="Arial" fo:font-size="9pt" fo:font-weight="normal" officeooo:paragraph-rsid="01071c4a" style:font-size-asian="9pt" style:font-weight-asian="normal" style:font-size-complex="9pt" style:font-weight-complex="normal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line-height="200%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line-height="200%" fo:text-align="start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text-properties style:font-name="Arial" fo:font-size="10pt" fo:font-weight="bold" officeooo:paragraph-rsid="00fb7af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officeooo:rsid="00c691f4" officeooo:paragraph-rsid="00c691f4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text-properties officeooo:paragraph-rsid="015f796f"/>
    </style:style>
    <style:style style:name="P18" style:family="paragraph" style:parent-style-name="Table_20_Contents">
      <style:paragraph-properties fo:line-height="200%" fo:text-align="end" style:justify-single-word="false"/>
    </style:style>
    <style:style style:name="P19" style:family="paragraph" style:parent-style-name="Table_20_Contents">
      <style:paragraph-properties fo:line-height="200%" fo:text-align="center" style:justify-single-word="false"/>
    </style:style>
    <style:style style:name="P20" style:family="paragraph" style:parent-style-name="Table_20_Contents">
      <style:paragraph-properties fo:margin-top="0in" fo:margin-bottom="0in" loext:contextual-spacing="false"/>
      <style:text-properties style:font-name="Arial" fo:font-size="9pt" fo:font-weight="normal" officeooo:paragraph-rsid="00fb7af2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top="0in" fo:margin-bottom="0.0299in" loext:contextual-spacing="false"/>
      <style:text-properties style:font-name="Arial" fo:font-size="9pt" fo:font-weight="bold" officeooo:paragraph-rsid="00fb7af2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top="0.0299in" fo:margin-bottom="0in" loext:contextual-spacing="false"/>
    </style:style>
    <style:style style:name="P23" style:family="paragraph" style:parent-style-name="Heading_20_4">
      <style:paragraph-properties fo:text-align="center" style:justify-single-word="false"/>
      <style:text-properties style:font-name="Arial" fo:font-size="10pt" style:text-underline-style="none" fo:font-weight="bold" officeooo:rsid="00f9b7a5" officeooo:paragraph-rsid="00f9b7a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00a5cf58"/>
    </style:style>
    <style:style style:name="T2" style:family="text">
      <style:text-properties style:font-name="Arial" fo:font-size="9pt" style:text-underline-style="none" officeooo:rsid="0032ec4a" style:font-name-asian="Bitstream Vera Sans" style:font-size-asian="9pt" style:font-style-asian="normal" style:font-name-complex="Arial" style:font-size-complex="9pt" style:font-style-complex="normal"/>
    </style:style>
    <style:style style:name="T3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Arial" fo:font-size="9pt" fo:font-weight="bold" officeooo:rsid="014251d0" style:font-size-asian="9pt" style:font-weight-asian="bold" style:font-size-complex="9pt" style:font-weight-complex="bold"/>
    </style:style>
    <style:style style:name="T5" style:family="text">
      <style:text-properties style:font-name="Arial" fo:font-size="9pt" fo:font-weight="bold" officeooo:rsid="014bad40" style:font-size-asian="9pt" style:font-weight-asian="bold" style:font-size-complex="9pt" style:font-weight-complex="bold"/>
    </style:style>
    <style:style style:name="T6" style:family="text">
      <style:text-properties style:font-name="Arial" fo:font-size="9pt" fo:font-weight="bold" officeooo:rsid="0167eb0c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font-name="Arial" fo:font-size="9pt" fo:font-weight="normal" officeooo:rsid="015b5463" style:font-size-asian="9pt" style:font-weight-asian="normal" style:font-size-complex="9pt" style:font-weight-complex="normal"/>
    </style:style>
    <style:style style:name="T9" style:family="text">
      <style:text-properties style:font-name="Arial" fo:font-size="9pt" fo:font-weight="normal" officeooo:rsid="015f796f" style:font-name-asian="Bitstream Vera Sans" style:font-size-asian="9pt" style:font-style-asian="normal" style:font-weight-asian="normal" style:font-name-complex="Arial" style:font-size-complex="9pt" style:font-style-complex="normal" style:font-weight-complex="normal"/>
    </style:style>
    <style:style style:name="T10" style:family="text">
      <style:text-properties style:font-name="Arial" fo:font-size="9pt" style:font-size-asian="9pt" style:font-size-complex="9pt"/>
    </style:style>
    <style:style style:name="T1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2" style:family="text">
      <style:text-properties style:font-name-asian="Bitstream Vera Sans" style:font-style-asian="normal" style:font-name-complex="Arial" style:font-style-complex="normal"/>
    </style:style>
    <style:style style:name="T13" style:family="text">
      <style:text-properties officeooo:rsid="011834c0" style:font-name-asian="Bitstream Vera Sans" style:font-style-asian="normal" style:font-name-complex="Arial" style:font-style-complex="normal"/>
    </style:style>
    <style:style style:name="T14" style:family="text">
      <style:text-properties officeooo:rsid="00fb7af2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officeooo:rsid="010d6d2b"/>
    </style:style>
    <style:style style:name="T17" style:family="text">
      <style:text-properties officeooo:rsid="011834c0"/>
    </style:style>
    <style:style style:name="T18" style:family="text">
      <style:text-properties fo:font-weight="bold" style:font-weight-asian="bold" style:font-weight-complex="bold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3" office:value-type="string">
            <text:p text:style-name="P21"><text:text-input text:description="&lt;o.get_value('partner')&gt;">partner details</text:text-input></text:p>
            <text:p text:style-name="P20"><text:text-input text:description="&lt;o.get_value('partner_address')&gt;">partner address</text:text-input></text:p>
          </table:table-cell>
          <table:table-cell table:style-name="Table5.A1" table:number-columns-spanned="2" office:value-type="string">
            <text:p text:style-name="P8"><text:span text:style-name="T18">Packing Slip No:</text:span> <text:s/><text:span text:style-name="T18"><text:text-input text:description="&lt;o.stock_picking_id.packing_id&gt;">packing_id</text:text-input></text:span></text:p>
          </table:table-cell>
          <table:covered-table-cell/>
          <table:table-cell table:style-name="Table5.D1" office:value-type="string">
            <text:p text:style-name="P4">Date: <text:span text:style-name="T12"><text:text-input text:description="&lt;o.get_value('packing_date')&gt;">date</text:text-input></text:span>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6"><text:span text:style-name="T17">Delivery Order No: </text:span><text:span text:style-name="T13"><text:text-input text:description="&lt;o.stock_picking_id.name&gt;">delivery order</text:text-input></text:span></text:p>
          </table:table-cell>
          <table:table-cell table:style-name="Table5.C2" table:number-columns-spanned="2" office:value-type="string">
            <text:p text:style-name="P5">OA N<text:span text:style-name="T14">o:</text:span> <text:span text:style-name="T12"><text:text-input text:description="&lt;o.get_value('oa')&gt;">oa no</text:text-input></text:span></text:p>
          </table:table-cell>
          <table:covered-table-cell/>
        </table:table-row>
        <table:table-row table:style-name="Table5.1">
          <table:covered-table-cell/>
          <table:table-cell table:style-name="Table5.C2" table:number-columns-spanned="3" office:value-type="string">
            <text:p text:style-name="P13"><text:span text:style-name="T15">PO No: </text:span><text:span text:style-name="Source_20_Text"><text:span text:style-name="T2"><text:text-input text:description="&lt;o.get_value('po')&gt;">p.o.number</text:text-input></text:span></text:span></text:p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4">Sr.</text:p>
            </table:table-cell>
            <table:table-cell table:style-name="Table2.B1" office:value-type="string">
              <text:h text:style-name="P24" text:outline-level="2">Product <text:span text:style-name="T1">Name</text:span></text:h>
            </table:table-cell>
            <table:table-cell table:style-name="Table2.A1" table:number-columns-spanned="2" office:value-type="string">
              <text:p text:style-name="P15">Gauge Sr. No</text:p>
            </table:table-cell>
            <table:covered-table-cell/>
            <table:table-cell table:style-name="Table2.E1" office:value-type="string">
              <text:p text:style-name="P14"><text:span text:style-name="T16">Qty.*</text:span> 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Table_20_Contents"><text:span text:style-name="Source_20_Text"><text:span text:style-name="T10"><text:text-input text:description="&lt;for each=&quot;line in o.get_move_lines()&quot;&gt;">for loop start for move lines</text:text-input></text:span></text:span></text:p>
          </table:table-cell>
          <table:table-cell table:style-name="Table2.C2" office:value-type="string">
            <text:p text:style-name="P9"/>
          </table:table-cell>
          <table:table-cell table:style-name="Table2.D2" office:value-type="string">
            <text:p text:style-name="P9"/>
          </table:table-cell>
          <table:table-cell table:style-name="Table2.E2" office:value-type="string">
            <text:p text:style-name="Table_20_Contents"><text:span text:style-name="Source_20_Text"><text:span text:style-name="T10">23 No/s</text:span></text:span></text:p>
          </table:table-cell>
        </table:table-row>
        <table:table-row table:style-name="Table2.3">
          <table:table-cell table:style-name="Table2.A3" office:value-type="string">
            <text:p text:style-name="P9"/>
          </table:table-cell>
          <table:table-cell table:style-name="Table2.B3" table:number-columns-spanned="4" office:value-type="string">
            <text:p text:style-name="Table_20_Contents"><text:span text:style-name="Source_20_Text"><text:span text:style-name="T10"><text:text-input text:description="&lt;if test=&quot;line['move_details']!=''&quot;&gt;">check if move details</text:text-input></text:span></text:span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4" table:number-columns-spanned="5" office:value-type="string">
            <text:p text:style-name="Table_20_Contents"><text:span text:style-name="Source_20_Text"><text:span text:style-name="T10"><text:text-input text:description="&lt;line['move_details']&gt;">move_details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9"/>
          </table:table-cell>
          <table:table-cell table:style-name="Table2.B5" office:value-type="string">
            <text:p text:style-name="Table_20_Contents"><text:span text:style-name="Source_20_Text"><text:span text:style-name="T10"><text:text-input text:description="&lt;/if&gt;">end if loop</text:text-input></text:span></text:span></text:p>
          </table:table-cell>
          <table:table-cell table:style-name="Table2.C5" office:value-type="string">
            <text:p text:style-name="P9"/>
          </table:table-cell>
          <table:table-cell table:style-name="Table2.D5" office:value-type="string">
            <text:p text:style-name="P7"/>
          </table:table-cell>
          <table:table-cell table:style-name="Table2.E5" office:value-type="string">
            <text:p text:style-name="P9"/>
          </table:table-cell>
        </table:table-row>
        <table:table-row table:style-name="Table2.6">
          <table:table-cell table:style-name="Table2.A6" office:value-type="string">
            <text:p text:style-name="P9"/>
          </table:table-cell>
          <table:table-cell table:style-name="Table2.B6" office:value-type="string">
            <text:p text:style-name="Table_20_Contents"><text:span text:style-name="Source_20_Text"><text:span text:style-name="T10"><text:text-input text:description="&lt;if test=&quot;line['move_details']==''&quot;&gt;">check if no move details</text:text-input></text:span></text:span></text:p>
          </table:table-cell>
          <table:table-cell table:style-name="Table2.C6" office:value-type="string">
            <text:p text:style-name="P9"/>
          </table:table-cell>
          <table:table-cell table:style-name="Table2.D6" office:value-type="string">
            <text:p text:style-name="P9"/>
          </table:table-cell>
          <table:table-cell table:style-name="Table2.E6" office:value-type="string">
            <text:p text:style-name="P9"/>
          </table:table-cell>
        </table:table-row>
        <table:table-row table:style-name="Table2.7">
          <table:table-cell table:style-name="Table2.A7" office:value-type="string">
            <text:p text:style-name="P18"><text:span text:style-name="Source_20_Text"><text:span text:style-name="T10"><text:text-input text:description="&lt;line['sr_no']&gt;">sr</text:text-input></text:span></text:span><text:span text:style-name="Source_20_Text"><text:span text:style-name="T10">.</text:span></text:span></text:p>
          </table:table-cell>
          <table:table-cell table:style-name="Table2.A7" office:value-type="string">
            <text:p text:style-name="P11"><text:text-input text:description="&lt;line['name']&gt;">product name</text:text-input></text:p>
          </table:table-cell>
          <table:table-cell table:style-name="Table2.A7" table:number-columns-spanned="2" office:value-type="string">
            <text:p text:style-name="P12"><text:text-input text:description="&lt;line['comp_serial']&gt;">comp_serial</text:text-input></text:p>
          </table:table-cell>
          <table:covered-table-cell/>
          <table:table-cell table:style-name="Table2.E7" office:value-type="string">
            <text:p text:style-name="P19"><text:span text:style-name="Source_20_Text"><text:span text:style-name="T10"><text:text-input text:description="&lt;line['qty_uom']&gt;">uom</text:text-input></text:span></text:span></text:p>
          </table:table-cell>
        </table:table-row>
        <table:table-row table:style-name="Table2.8">
          <table:table-cell table:style-name="Table2.A8" office:value-type="string">
            <text:p text:style-name="P9"/>
          </table:table-cell>
          <table:table-cell table:style-name="Table2.B8" office:value-type="string">
            <text:p text:style-name="Table_20_Contents"><text:span text:style-name="Source_20_Text"><text:span text:style-name="T10"><text:text-input text:description="&lt;/if&gt;">end if loop</text:text-input></text:span></text:span></text:p>
          </table:table-cell>
          <table:table-cell table:style-name="Table2.C8" table:number-columns-spanned="2" office:value-type="string">
            <text:p text:style-name="P10">AA02718(BC21203,BC21272), AA02719(BC21224,BC21459), </text:p>
          </table:table-cell>
          <table:covered-table-cell/>
          <table:table-cell table:style-name="Table2.E8" office:value-type="string">
            <text:p text:style-name="P9"/>
          </table:table-cell>
        </table:table-row>
        <table:table-row table:style-name="Table2.9">
          <table:table-cell table:style-name="Table2.A9" office:value-type="string">
            <text:p text:style-name="Table_20_Contents"/>
          </table:table-cell>
          <table:table-cell table:style-name="Table2.B9" office:value-type="string">
            <text:p text:style-name="Table_20_Contents"><text:span text:style-name="Source_20_Text"><text:span text:style-name="T10"><text:text-input text:description="&lt;/for&gt;">for loop ends</text:text-input></text:span></text:span></text:p>
          </table:table-cell>
          <table:table-cell table:style-name="Table2.C9" office:value-type="string">
            <text:p text:style-name="P9"/>
          </table:table-cell>
          <table:table-cell table:style-name="Table2.D9" office:value-type="string">
            <text:p text:style-name="P9"/>
          </table:table-cell>
          <table:table-cell table:style-name="Table2.E9" office:value-type="string">
            <text:p text:style-name="Table_20_Contents"><text:span text:style-name="Source_20_Text"><text:span text:style-name="T10"/></text:span></text:p>
          </table:table-cell>
        </table:table-row>
        <table:table-row table:style-name="Table2.10">
          <table:table-cell table:style-name="Table2.A10" table:number-columns-spanned="5" office:value-type="string">
            <text:p text:style-name="Table_20_Contents"><text:span text:style-name="Source_20_Text"><text:span text:style-name="T3"><text:s/>NOTES – </text:span></text:span></text:p>
            <text:p text:style-name="Table_20_Contents"><text:span text:style-name="Source_20_Text"><text:span text:style-name="T3">Production Notes :</text:span></text:span><text:span text:style-name="Source_20_Text"><text:span text:style-name="T10"> </text:span></text:span><text:span text:style-name="Source_20_Text"><text:span text:style-name="T10"><text:text-input text:description="&lt;o.stock_picking_id.sale_id.notes_production if o.stock_picking_id.sale_id else ''&gt;">production_notes</text:text-input></text:span></text:span></text:p>
            <text:p text:style-name="Table_20_Contents"><text:span text:style-name="Source_20_Text"><text:span text:style-name="T3">Marking Notes:</text:span></text:span><text:span text:style-name="Source_20_Text"><text:span text:style-name="T10"> </text:span></text:span><text:span text:style-name="Source_20_Text"><text:span text:style-name="T10"><text:text-input text:description="&lt;o.stock_picking_id.sale_id.notes_marking if o.stock_picking_id.sale_id else ''&gt;">marking_notes</text:text-input></text:span></text:span></text:p>
            <text:p text:style-name="Table_20_Contents"><text:span text:style-name="Source_20_Text"><text:span text:style-name="T3">Packing &amp; Shipping Notes: </text:span></text:span><text:span text:style-name="Source_20_Text"><text:span text:style-name="T10"><text:text-input text:description="&lt;o.stock_picking_id.sale_id.notes_packing_shiping if o.stock_picking_id.sale_id else ''&gt;">packing_shiping_notes</text:text-input></text:span></text:span></text:p>
            <text:p text:style-name="Table_20_Contents"><text:span text:style-name="Source_20_Text"><text:span text:style-name="T3">Invoicicing Notes: </text:span></text:span><text:span text:style-name="Source_20_Text"><text:span text:style-name="T10"><text:text-input text:description="&lt;o.stock_picking_id.sale_id.notes_invoicing if o.stock_picking_id.sale_id else ''&gt;">invoicing_notes</text:text-input></text:span></text:span></text:p>
            <text:p text:style-name="P22"><text:span text:style-name="T3">Consignee:</text:span><text:span text:style-name="T10"> </text:span><text:span text:style-name="Source_20_Text"><text:span text:style-name="T10"><text:text-input text:description="&lt;'\n'+o.get_value('consignee_address') if o.get_value('consignee_address') else ''&gt;">Consignee Details</text:text-input></text:span>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Source_20_Text"><text:span text:style-name="T3">Pay</text:span></text:span><text:span text:style-name="Source_20_Text"><text:span text:style-name="T5">ment</text:span></text:span><text:span text:style-name="Source_20_Text"><text:span text:style-name="T3"> Terms - <text:s/></text:span></text:span><text:span text:style-name="Source_20_Text"><text:span text:style-name="T8"><text:text-input text:description="&lt;o.stock_picking_id.sale_id.dispatch_mode if o.stock_picking_id.sale_id else ''&gt;"/></text:span></text:span><text:span text:style-name="Source_20_Text"><text:span text:style-name="T9"><text:text-input text:description="&lt;o.get_value('payment_term')&gt;">payment_term</text:text-input></text:span></text:span></text:p>
          </table:table-cell>
          <table:table-cell table:style-name="Table1.B1" table:number-columns-spanned="2" office:value-type="string">
            <text:p text:style-name="P17"><text:span text:style-name="Source_20_Text"><text:span text:style-name="T3">Picking Policy - </text:span></text:span><text:span text:style-name="Source_20_Text"><text:span text:style-name="T7"><text:s/></text:span></text:span><text:span text:style-name="Source_20_Text"><text:span text:style-name="T9"><text:text-input text:description="&lt;o.get_value('picking_policy')&gt;">picking_policy</text:text-input></text:span>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<text:span text:style-name="T3">Shipment Mode </text:span><text:span text:style-name="T10">–</text:span></text:p>
          </table:table-cell>
          <table:table-cell table:style-name="Table1.A2" table:number-rows-spanned="2" office:value-type="string">
            <text:p text:style-name="P3">Packed By – </text:p>
            <text:p text:style-name="P9"/>
          </table:table-cell>
          <table:table-cell table:style-name="Table1.C2" table:number-rows-spanned="2" office:value-type="string">
            <text:p text:style-name="P3">Checked By- 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4">Dispa</text:span><text:span text:style-name="T6">t</text:span><text:span text:style-name="T4">ch Mode</text:span><text:span text:style-name="T10"> - </text:span><text:span text:style-name="Source_20_Text"><text:span text:style-name="T10"><text:text-input text:description="&lt;o.stock_picking_id.sale_id.dispatch_mode if o.stock_picking_id.sale_id else ''&gt;">dispatch mode</text:text-input></text:span></text:span></text:p>
          </table:table-cell>
          <table:covered-table-cell/>
          <table:covered-table-cell/>
        </table:table-row>
        <table:table-row table:style-name="Table1.1">
          <table:table-cell table:style-name="Table1.A4" table:number-columns-spanned="3" office:value-type="string">
            <text:p text:style-name="P16"><text:span text:style-name="T11">*</text:span><text:span text:style-name="Source_20_Text"><text:span text:style-name="T11"><text:text-input text:description="&lt;o.get_value('total_quantity')&gt;">qunatity_details</text:text-input></text:span></text:span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paragraph-rsid="009ddb1d" style:font-size-asian="10pt" style:font-weight-asian="bold" style:font-name-complex="Arial1" style:font-size-complex="10pt" style:font-weight-complex="bold"/>
    </style:style>
    <style:style style:name="MP2" style:family="paragraph" style:parent-style-name="Heading_20_4">
      <style:paragraph-properties fo:text-align="center" style:justify-single-word="false"/>
      <style:text-properties style:font-name="Arial" fo:font-size="10pt" style:text-underline-style="none" fo:font-weight="bold" officeooo:rsid="00f9b7a5" officeooo:paragraph-rsid="00f9b7a5" style:font-size-asian="10pt" style:font-weight-asian="bold" style:font-size-complex="10pt" style:font-weight-complex="bold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299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TRUTHREAD GAUGES &amp; TOOLS PVT.LTD.</text:p>
        <text:p text:style-name="MP1">T 83 MIDC BHOSARI, PUNE 411026</text:p>
        <text:h text:style-name="MP2" text:outline-level="4">Packing Slip</text:h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3-04T20:13:01.462086853</dc:date>
    <meta:editing-duration>P3DT18H45M45S</meta:editing-duration>
    <meta:editing-cycles>1278</meta:editing-cycles>
    <meta:generator>LibreOffice/4.3.2.2$Linux_X86_64 LibreOffice_project/430m0$Build-2</meta:generator>
    <dc:creator>sandeep </dc:creator>
    <meta:document-statistic meta:table-count="3" meta:image-count="0" meta:object-count="0" meta:page-count="1" meta:paragraph-count="40" meta:word-count="173" meta:character-count="830" meta:non-whitespace-character-count="743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